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1a1e" style:font-name="apple-system" fo:font-size="11.25pt" fo:letter-spacing="normal" fo:font-style="normal" fo:font-weight="normal" fo:background-color="#ffffff" loext:padding="0.0193in" loext:border="0.06pt solid #000000"/>
    </style:style>
    <style:style style:name="P2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style:font-name="SFMono-Regular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yui_3_17_2_1_1665482278061_116"/>Puz</text:p>
      <text:p text:style-name="P3">===</text:p>
      <text:p text:style-name="P5"/>
      <text:p text:style-name="P3">There is a snail on the ground. It wants to climb to the top of a </text:p>
      <text:p text:style-name="P3">wooden pole with the height of V meters, measuring from the ground </text:p>
      <text:p text:style-name="P3">level. In one day it can climb A meters upwards, however during</text:p>
      <text:p text:style-name="P3">each night it sleeps, sliding B meters back down. Determine the </text:p>
      <text:p text:style-name="P3">number of days it needs to climb to the top.</text:p>
      <text:p text:style-name="P5"/>
      <text:p text:style-name="P3">PROBLEM NAME: puz</text:p>
      <text:p text:style-name="P5"/>
      <text:p text:style-name="P3">INPUT FORMAT:</text:p>
      <text:p text:style-name="P5"/>
      <text:p text:style-name="P3">The first and only line of input contains three integers separated</text:p>
      <text:p text:style-name="P3">by a single space: A, B, and V (1 &lt;= B &lt; A &lt;= V &lt;= 1,000,000,000) </text:p>
      <text:p text:style-name="P3">with meanings described above.</text:p>
      <text:p text:style-name="P5"/>
      <text:p text:style-name="P3">OUTPUT FORMAT:</text:p>
      <text:p text:style-name="P5"/>
      <text:p text:style-name="P3">The first and only line of output must contain the number of days</text:p>
      <text:p text:style-name="P3">that the snail needs to reach the top. </text:p>
      <text:p text:style-name="P5"/>
      <text:p text:style-name="P3">SAMPLE TESTS:</text:p>
      <text:p text:style-name="P5"/>
      <text:p text:style-name="P3">input <text:s text:c="9"/>input <text:s text:c="8"/>input</text:p>
      <text:p text:style-name="P4"><text:s text:c="29"/></text:p>
      <text:p text:style-name="P3">2 1 5 <text:s text:c="9"/>5 1 6 <text:s text:c="8"/>100 99 1000000000</text:p>
      <text:p text:style-name="P4"><text:s text:c="29"/></text:p>
      <text:p text:style-name="P3">output <text:s text:c="8"/>output <text:s text:c="7"/>output</text:p>
      <text:p text:style-name="P4"><text:s text:c="29"/></text:p>
      <text:p text:style-name="P5"><text:span text:style-name="T2">4 <text:s text:c="13"/>2 <text:s text:c="12"/>99999990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02:58:09.983000000</meta:creation-date>
    <dc:date>2022-10-11T02:58:35.353000000</dc:date>
    <meta:editing-duration>PT25S</meta:editing-duration>
    <meta:editing-cycles>1</meta:editing-cycles>
    <meta:document-statistic meta:table-count="0" meta:image-count="0" meta:object-count="0" meta:page-count="1" meta:paragraph-count="23" meta:word-count="143" meta:character-count="874" meta:non-whitespace-character-count="584"/>
    <meta:generator>LibreOffice/5.4.6.2$Windows_X86_64 LibreOffice_project/4014ce260a04f1026ba855d3b8d91541c224eab8</meta:generator>
  </office:meta>
</office:document-meta>
</file>